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.55cm" fo:min-width="14.8cm"/>
    </style:style>
    <style:style style:name="gr2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2cm" fo:min-width="0.09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2cm" fo:min-width="0.09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cm" fo:min-width="0.09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cm" fo:min-width="0.09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1cm" fo:min-width="0.09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1cm" fo:min-width="0.096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2cm" fo:min-width="0.097cm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1cm" fo:min-width="0.097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808080" draw:marker-start-width="0.28cm" draw:marker-end-width="0.28cm" draw:fill="none" draw:fill-color="#00a933" draw:textarea-horizontal-align="justify" draw:textarea-vertical-align="middle" draw:auto-grow-height="false" fo:min-height="0.16cm" fo:min-width="0.097cm" fo:padding-top="0.152cm" fo:padding-bottom="0.152cm" fo:padding-left="0.277cm" fo:padding-right="0.277cm"/>
    </style:style>
    <style:style style:name="gr11" style:family="graphic" style:parent-style-name="standard">
      <style:graphic-properties svg:stroke-color="#000000" draw:fill-color="#acb20c" draw:textarea-horizontal-align="justify" draw:textarea-vertical-align="middle" draw:auto-grow-height="false" fo:min-height="0.246cm" fo:min-width="0cm"/>
      <style:paragraph-properties style:writing-mode="lr-tb"/>
    </style:style>
    <style:style style:name="gr12" style:family="graphic" style:parent-style-name="standard">
      <style:graphic-properties svg:stroke-color="#000000" draw:fill-color="#b47804" draw:textarea-horizontal-align="justify" draw:textarea-vertical-align="middle" draw:auto-grow-height="false" fo:min-height="0.246cm" fo:min-width="0cm"/>
      <style:paragraph-properties style:writing-mode="lr-tb"/>
    </style:style>
    <style:style style:name="gr13" style:family="graphic" style:parent-style-name="standard">
      <style:graphic-properties svg:stroke-color="#000000" draw:fill-color="#b85c00" draw:textarea-horizontal-align="justify" draw:textarea-vertical-align="middle" draw:auto-grow-height="false" fo:min-height="0.246cm" fo:min-width="0cm"/>
      <style:paragraph-properties style:writing-mode="lr-tb"/>
    </style:style>
    <style:style style:name="gr14" style:family="graphic" style:parent-style-name="standard">
      <style:graphic-properties svg:stroke-color="#000000" draw:fill-color="#650953" draw:textarea-horizontal-align="justify" draw:textarea-vertical-align="middle" draw:auto-grow-height="false" fo:min-height="0.246cm" fo:min-width="0cm"/>
      <style:paragraph-properties style:writing-mode="lr-tb"/>
    </style:style>
    <style:style style:name="gr15" style:family="graphic" style:parent-style-name="standard">
      <style:graphic-properties svg:stroke-color="#000000" draw:fill-color="#c9211e" draw:textarea-horizontal-align="justify" draw:textarea-vertical-align="middle" draw:auto-grow-height="false" fo:min-height="0.246cm" fo:min-width="0cm"/>
      <style:paragraph-properties style:writing-mode="lr-tb"/>
    </style:style>
    <style:style style:name="gr16" style:family="graphic" style:parent-style-name="standard">
      <style:graphic-properties svg:stroke-color="#000000" draw:fill-color="#be480a" draw:textarea-horizontal-align="justify" draw:textarea-vertical-align="middle" draw:auto-grow-height="false" fo:min-height="0.246cm" fo:min-width="0cm"/>
      <style:paragraph-properties style:writing-mode="lr-tb"/>
    </style:style>
    <style:style style:name="gr17" style:family="graphic" style:parent-style-name="standard">
      <style:graphic-properties svg:stroke-color="#000000" draw:fill-color="#861141" draw:textarea-horizontal-align="justify" draw:textarea-vertical-align="middle" draw:auto-grow-height="false" fo:min-height="0.246cm" fo:min-width="0cm"/>
      <style:paragraph-properties style:writing-mode="lr-tb"/>
    </style:style>
    <style:style style:name="gr18" style:family="graphic" style:parent-style-name="standard">
      <style:graphic-properties svg:stroke-color="#000000" draw:fill-color="#55215b" draw:textarea-horizontal-align="justify" draw:textarea-vertical-align="middle" draw:auto-grow-height="false" fo:min-height="0.246cm" fo:min-width="0cm"/>
      <style:paragraph-properties style:writing-mode="lr-tb"/>
    </style:style>
    <style:style style:name="gr19" style:family="graphic" style:parent-style-name="standard">
      <style:graphic-properties svg:stroke-color="#000000" draw:fill-color="#355269" draw:textarea-horizontal-align="justify" draw:textarea-vertical-align="middle" draw:auto-grow-height="false" fo:min-height="0.246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cb20c"/>
      <style:paragraph-properties fo:text-align="center"/>
    </style:style>
    <style:style style:name="P5" style:family="paragraph">
      <loext:graphic-properties draw:fill-color="#b47804"/>
      <style:paragraph-properties fo:text-align="center"/>
    </style:style>
    <style:style style:name="P6" style:family="paragraph">
      <loext:graphic-properties draw:fill-color="#b85c00"/>
      <style:paragraph-properties fo:text-align="center"/>
    </style:style>
    <style:style style:name="P7" style:family="paragraph">
      <loext:graphic-properties draw:fill-color="#650953"/>
      <style:paragraph-properties fo:text-align="center"/>
    </style:style>
    <style:style style:name="P8" style:family="paragraph">
      <loext:graphic-properties draw:fill-color="#c9211e"/>
      <style:paragraph-properties fo:text-align="center"/>
    </style:style>
    <style:style style:name="P9" style:family="paragraph">
      <loext:graphic-properties draw:fill-color="#be480a"/>
      <style:paragraph-properties fo:text-align="center"/>
    </style:style>
    <style:style style:name="P10" style:family="paragraph">
      <loext:graphic-properties draw:fill-color="#861141"/>
      <style:paragraph-properties fo:text-align="center"/>
    </style:style>
    <style:style style:name="P11" style:family="paragraph">
      <loext:graphic-properties draw:fill-color="#55215b"/>
      <style:paragraph-properties fo:text-align="center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355269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3cm" svg:height="7.8cm" svg:x="1.5cm" svg:y="6.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65cm" svg:height="0.466cm" svg:x="2.49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49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14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3.79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79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44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09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49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14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3.79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79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44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09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2.49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3.14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65cm" svg:height="0.465cm" svg:x="3.79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3.79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4.44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5.09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49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14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3.79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79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44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09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5.74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6.39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65cm" svg:height="0.465cm" svg:x="7.04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7.04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7.69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651cm" svg:height="0.465cm" svg:x="8.34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74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39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7.04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04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69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8.34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74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39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7.04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04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69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8.34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74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39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7.04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04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69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8.34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65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0.3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3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95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6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65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0.3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3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95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6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9.65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65cm" svg:height="0.465cm" svg:x="10.3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0.3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0.95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1.6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65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0.3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3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95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6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9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2.25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2.9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0.65cm" svg:height="0.465cm" svg:x="13.55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3.55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4.2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0.65cm" svg:height="0.465cm" svg:x="14.85cm" svg:y="9.6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10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25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9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3.55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55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2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85cm" svg:y="10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11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25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9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3.55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55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2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85cm" svg:y="7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7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8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25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9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3.55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55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2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85cm" svg:y="8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11.5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2.49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14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3.79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3.79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4.44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09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5.74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6.39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7.04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04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7.69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draw:layer="layout" svg:width="0.651cm" svg:height="0.464cm" svg:x="8.34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9.65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0.3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3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0.95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1.6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25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2.9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65cm" svg:height="0.464cm" svg:x="13.55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3.55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2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65cm" svg:height="0.464cm" svg:x="14.85cm" svg:y="12.0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2.49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14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3.79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3.79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4.44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09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5.74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6.39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7.04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04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7.69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0.651cm" svg:height="0.466cm" svg:x="8.34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9.65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0.3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3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0.95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1.6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25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2.9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65cm" svg:height="0.466cm" svg:x="13.55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3.55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2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65cm" svg:height="0.466cm" svg:x="14.85cm" svg:y="12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4" draw:layer="layout" svg:width="0.7cm" svg:height="0.7cm" svg:x="2.1cm" svg:y="6.6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0.7cm" svg:height="0.7cm" svg:x="2.101cm" svg:y="9.301cm">
          <text:p text:style-name="P3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6" draw:layer="layout" svg:width="0.7cm" svg:height="0.7cm" svg:x="2.202cm" svg:y="12.602cm">
          <text:p text:style-name="P3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7" draw:layer="layout" svg:width="0.7cm" svg:height="0.7cm" svg:x="15.103cm" svg:y="6.503cm">
          <text:p text:style-name="P3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8" draw:layer="layout" svg:width="0.7cm" svg:height="0.7cm" svg:x="8.604cm" svg:y="9.304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9" draw:layer="layout" svg:width="0.7cm" svg:height="0.7cm" svg:x="8.7cm" svg:y="6.605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0" draw:layer="layout" svg:width="0.7cm" svg:height="0.7cm" svg:x="8.606cm" svg:y="12.606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1" draw:layer="layout" svg:width="0.7cm" svg:height="0.7cm" svg:x="15.107cm" svg:y="9.307cm">
          <text:p text:style-name="P3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3" draw:layer="layout" svg:width="0.7cm" svg:height="0.7cm" svg:x="15.108cm" svg:y="12.608cm">
          <text:p text:style-name="P12"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15T19:25:26.730234178</meta:creation-date>
    <dc:date>2020-05-15T19:57:57.338473942</dc:date>
    <meta:editing-duration>PT6M56S</meta:editing-duration>
    <meta:editing-cycles>1</meta:editing-cycles>
    <meta:document-statistic meta:object-count="323"/>
    <meta:generator>LibreOffice/6.4.3.2$Linux_X86_64 LibreOffice_project/85aa6f776c6af63185291a519637a4f7af4e8a3b</meta:generator>
  </office:meta>
</office:document-meta>
</file>